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5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order="0.74pt solid #000000"/>
      <style:text-properties fo:language="en" fo:country="US"/>
    </style:style>
    <style:style style:name="ce4" style:family="table-cell" style:parent-style-name="Default">
      <style:table-cell-properties fo:border-bottom="none" fo:border-left="0.74pt solid #000000" fo:border-right="0.74pt solid #000000" fo:border-top="0.74pt solid #000000"/>
      <style:text-properties fo:language="en" fo:country="US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  <style:text-properties fo:language="en" fo:country="US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  <style:text-properties fo:language="en" fo:country="US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</style:style>
    <style:style style:name="ce9" style:family="table-cell" style:parent-style-name="Default">
      <style:table-cell-properties fo:border-bottom="none" fo:background-color="#f6f9d4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" style:family="table-cell" style:parent-style-name="Default" style:data-style-name="N114">
      <style:table-cell-properties fo:border-bottom="none" fo:border-left="0.74pt solid #000000" fo:border-right="0.74pt solid #000000" fo:border-top="0.74pt solid #000000"/>
      <style:text-properties fo:language="en" fo:country="US"/>
    </style:style>
    <style:style style:name="ce13" style:family="table-cell" style:parent-style-name="Default" style:data-style-name="N114">
      <style:table-cell-properties fo:border-bottom="none" fo:border-left="0.74pt solid #000000" fo:border-right="0.74pt solid #000000" fo:border-top="none"/>
      <style:text-properties fo:language="en" fo:country="US"/>
    </style:style>
    <style:style style:name="ce14" style:family="table-cell" style:parent-style-name="Default" style:data-style-name="N114">
      <style:table-cell-properties fo:border-bottom="0.74pt solid #000000" fo:border-left="0.74pt solid #000000" fo:border-right="0.74pt solid #000000" fo:border-top="none"/>
      <style:text-properties fo:language="en" fo:country="US"/>
    </style:style>
    <style:style style:name="ce15" style:family="table-cell" style:parent-style-name="Default" style:data-style-name="N116">
      <style:table-cell-properties fo:border-bottom="none" fo:border-left="0.74pt solid #000000" fo:border-right="0.74pt solid #000000" fo:border-top="0.74pt solid #000000"/>
    </style:style>
    <style:style style:name="ce16" style:family="table-cell" style:parent-style-name="Default" style:data-style-name="N116">
      <style:table-cell-properties fo:border-bottom="none" fo:border-left="0.74pt solid #000000" fo:border-right="0.74pt solid #000000" fo:border-top="none"/>
    </style:style>
    <style:style style:name="ce17" style:family="table-cell" style:parent-style-name="Default" style:data-style-name="N116">
      <style:table-cell-properties fo:border-bottom="none" fo:background-color="#f6f9d4" fo:border-left="0.74pt solid #000000" fo:border-right="0.74pt solid #000000" fo:border-top="none"/>
    </style:style>
    <style:style style:name="ce18" style:family="table-cell" style:parent-style-name="Default" style:data-style-name="N116">
      <style:table-cell-properties fo:border-bottom="0.74pt solid #000000" fo:border-left="0.74pt solid #000000" fo:border-right="0.74pt solid #000000" fo:border-top="none"/>
    </style:style>
    <style:style style:name="ce19" style:family="table-cell" style:parent-style-name="Default">
      <style:table-cell-properties fo:border-bottom="none" fo:background-color="#dde8cb" fo:border-left="0.74pt solid #000000" fo:border-right="0.74pt solid #000000" fo:border-top="0.74pt solid #000000"/>
    </style:style>
    <style:style style:name="ce20" style:family="table-cell" style:parent-style-name="Default">
      <style:table-cell-properties fo:border-bottom="0.74pt solid #000000" fo:background-color="#dde8cb" fo:border-left="0.74pt solid #000000" fo:border-right="0.74pt solid #000000" fo:border-top="none"/>
    </style:style>
    <style:style style:name="ce21" style:family="table-cell" style:parent-style-name="Default" style:data-style-name="N116">
      <style:table-cell-properties fo:border-bottom="none" fo:background-color="#dde8cb" fo:border-left="0.74pt solid #000000" fo:border-right="0.74pt solid #000000" fo:border-top="0.74pt solid #000000"/>
    </style:style>
    <style:style style:name="ce22" style:family="table-cell" style:parent-style-name="Default" style:data-style-name="N116">
      <style:table-cell-properties fo:border-bottom="none" fo:background-color="#dde8cb" fo:border-left="0.74pt solid #000000" fo:border-right="0.74pt solid #000000" fo:border-top="none"/>
    </style:style>
    <style:style style:name="ce23" style:family="table-cell" style:parent-style-name="Default" style:data-style-name="N116">
      <style:table-cell-properties fo:border-bottom="none" fo:background-color="#ffdbb6" fo:border-left="0.74pt solid #000000" fo:border-right="0.74pt solid #000000" fo:border-top="none"/>
    </style:style>
    <style:style style:name="ce24" style:family="table-cell" style:parent-style-name="Default" style:data-style-name="N116">
      <style:table-cell-properties fo:border-bottom="0.74pt solid #000000" fo:background-color="#dde8cb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2" table:default-cell-style-name="ce13"/>
        <table:table-column table:style-name="co3" table:default-cell-style-name="ce13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>Expected Level</text:p>
          </table:table-cell>
          <table:table-cell table:style-name="Default" table:number-columns-repeated="3"/>
          <table:table-cell table:number-columns-repeated="24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HiT</text:p>
          </table:table-cell>
          <table:table-cell table:style-name="ce11" office:value-type="float" office:value="11" calcext:value-type="float">
            <text:p>11</text:p>
          </table:table-cell>
          <table:table-cell table:style-name="ce11" table:formula="of:=[.D2]+1" office:value-type="float" office:value="12" calcext:value-type="float">
            <text:p>12</text:p>
          </table:table-cell>
          <table:table-cell table:style-name="ce11" table:formula="of:=[.E2]+1" office:value-type="float" office:value="13" calcext:value-type="float">
            <text:p>13</text:p>
          </table:table-cell>
          <table:table-cell table:style-name="ce11" table:formula="of:=[.F2]+1" office:value-type="float" office:value="14" calcext:value-type="float">
            <text:p>14</text:p>
          </table:table-cell>
          <table:table-cell table:style-name="ce11" table:formula="of:=[.G2]+1" office:value-type="float" office:value="15" calcext:value-type="float">
            <text:p>15</text:p>
          </table:table-cell>
          <table:table-cell table:style-name="ce11" table:formula="of:=[.H2]+1" office:value-type="float" office:value="16" calcext:value-type="float">
            <text:p>16</text:p>
          </table:table-cell>
          <table:table-cell table:style-name="ce11" table:formula="of:=[.I2]+1" office:value-type="float" office:value="17" calcext:value-type="float">
            <text:p>17</text:p>
          </table:table-cell>
          <table:table-cell table:style-name="ce11" table:formula="of:=[.J2]+1" office:value-type="float" office:value="18" calcext:value-type="float">
            <text:p>18</text:p>
          </table:table-cell>
          <table:table-cell table:style-name="ce11" table:formula="of:=[.K2]+1" office:value-type="float" office:value="19" calcext:value-type="float">
            <text:p>19</text:p>
          </table:table-cell>
          <table:table-cell table:style-name="ce11" table:formula="of:=[.L2]+1" office:value-type="float" office:value="20" calcext:value-type="float">
            <text:p>20</text:p>
          </table:table-cell>
          <table:table-cell table:style-name="ce11" table:formula="of:=[.M2]+1" office:value-type="float" office:value="21" calcext:value-type="float">
            <text:p>21</text:p>
          </table:table-cell>
          <table:table-cell table:style-name="ce11" table:formula="of:=[.N2]+1" office:value-type="float" office:value="22" calcext:value-type="float">
            <text:p>22</text:p>
          </table:table-cell>
          <table:table-cell table:style-name="ce19" table:formula="of:=[.O2]+1" office:value-type="float" office:value="23" calcext:value-type="float">
            <text:p>23</text:p>
          </table:table-cell>
          <table:table-cell table:style-name="ce11" table:formula="of:=[.P2]+1" office:value-type="float" office:value="24" calcext:value-type="float">
            <text:p>24</text:p>
          </table:table-cell>
          <table:table-cell table:style-name="ce11" table:formula="of:=[.Q2]+1" office:value-type="float" office:value="25" calcext:value-type="float">
            <text:p>25</text:p>
          </table:table-cell>
          <table:table-cell table:style-name="ce11" table:formula="of:=[.R2]+1" office:value-type="float" office:value="26" calcext:value-type="float">
            <text:p>26</text:p>
          </table:table-cell>
          <table:table-cell table:style-name="ce11" table:formula="of:=[.S2]+1" office:value-type="float" office:value="27" calcext:value-type="float">
            <text:p>27</text:p>
          </table:table-cell>
          <table:table-cell table:style-name="ce11" table:formula="of:=[.T2]+1" office:value-type="float" office:value="28" calcext:value-type="float">
            <text:p>28</text:p>
          </table:table-cell>
          <table:table-cell table:style-name="ce11" table:formula="of:=[.U2]+1" office:value-type="float" office:value="29" calcext:value-type="float">
            <text:p>29</text:p>
          </table:table-cell>
          <table:table-cell table:style-name="ce11" table:formula="of:=[.V2]+1" office:value-type="float" office:value="30" calcext:value-type="float">
            <text:p>30</text:p>
          </table:table-cell>
          <table:table-cell table:style-name="ce11" table:formula="of:=[.W2]+1" office:value-type="float" office:value="31" calcext:value-type="float">
            <text:p>31</text:p>
          </table:table-cell>
          <table:table-cell table:style-name="ce11" table:formula="of:=[.X2]+1" office:value-type="float" office:value="32" calcext:value-type="float">
            <text:p>32</text:p>
          </table:table-cell>
          <table:table-cell table:style-name="ce11" table:formula="of:=[.Y2]+1" office:value-type="float" office:value="33" calcext:value-type="float">
            <text:p>33</text:p>
          </table:table-cell>
          <table:table-cell table:style-name="ce11" table:formula="of:=[.Z2]+1" office:value-type="float" office:value="34" calcext:value-type="float">
            <text:p>34</text:p>
          </table:table-cell>
          <table:table-cell table:style-name="ce11" table:formula="of:=[.AA2]+1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7" office:value-type="string" calcext:value-type="string">
            <text:p>Attribute</text:p>
          </table:table-cell>
          <table:table-cell table:style-name="ce10" office:value-type="string" calcext:value-type="string">
            <text:p>Attack</text:p>
          </table:table-cell>
          <table:table-cell table:style-name="ce10" table:number-columns-repeated="12"/>
          <table:table-cell table:style-name="ce20"/>
          <table:table-cell table:style-name="ce10" table:number-columns-repeated="12"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$A$5]+[.$A$7]+[.B4]" office:value-type="float" office:value="4" calcext:value-type="float">
            <text:p>4</text:p>
          </table:table-cell>
          <table:table-cell table:style-name="ce15" table:formula="of:=LOOKUP([.$D$2]-[.C4];[.$A$17:.$A$39];[.$D$17:.$D$39])" office:value-type="float" office:value="0.895833333333333" calcext:value-type="float">
            <text:p>0,896</text:p>
          </table:table-cell>
          <table:table-cell table:style-name="ce15" table:formula="of:=LOOKUP([.$E$2]-[.C4];[.$A$17:.$A$39];[.$D$17:.$D$39])" office:value-type="float" office:value="0.854166666666667" calcext:value-type="float">
            <text:p>0,854</text:p>
          </table:table-cell>
          <table:table-cell table:style-name="ce15" table:formula="of:=LOOKUP([.$F$2]-[.C4];[.$A$17:.$A$39];[.$D$17:.$D$39])" office:value-type="float" office:value="0.805555555555556" calcext:value-type="float">
            <text:p>0,806</text:p>
          </table:table-cell>
          <table:table-cell table:style-name="ce15" table:formula="of:=LOOKUP([.$G$2]-[.C4];[.$A$17:.$A$39];[.$D$17:.$D$39])" office:value-type="float" office:value="0.75" calcext:value-type="float">
            <text:p>0,750</text:p>
          </table:table-cell>
          <table:table-cell table:style-name="ce15" table:formula="of:=LOOKUP([.$H$2]-[.C4];[.$A$17:.$A$39];[.$D$17:.$D$39])" office:value-type="float" office:value="0.6875" calcext:value-type="float">
            <text:p>0,688</text:p>
          </table:table-cell>
          <table:table-cell table:style-name="ce15" table:formula="of:=LOOKUP([.$I$2]-[.C4];[.$A$17:.$A$39];[.$D$17:.$D$39])" office:value-type="float" office:value="0.618055555555556" calcext:value-type="float">
            <text:p>0,618</text:p>
          </table:table-cell>
          <table:table-cell table:style-name="ce15" table:formula="of:=LOOKUP([.$J$2]-[.C4];[.$A$17:.$A$39];[.$D$17:.$D$39])" office:value-type="float" office:value="0.541666666666667" calcext:value-type="float">
            <text:p>0,542</text:p>
          </table:table-cell>
          <table:table-cell table:style-name="ce15" table:formula="of:=LOOKUP([.$K$2]-[.C4];[.$A$17:.$A$39];[.$D$17:.$D$39])" office:value-type="float" office:value="0.458333333333333" calcext:value-type="float">
            <text:p>0,458</text:p>
          </table:table-cell>
          <table:table-cell table:style-name="ce15" table:formula="of:=LOOKUP([.$L$2]-[.C4];[.$A$17:.$A$39];[.$D$17:.$D$39])" office:value-type="float" office:value="0.381944444444444" calcext:value-type="float">
            <text:p>0,382</text:p>
          </table:table-cell>
          <table:table-cell table:style-name="ce15" table:formula="of:=LOOKUP([.$M$2]-[.C4];[.$A$17:.$A$39];[.$D$17:.$D$39])" office:value-type="float" office:value="0.3125" calcext:value-type="float">
            <text:p>0,313</text:p>
          </table:table-cell>
          <table:table-cell table:style-name="ce15" table:formula="of:=LOOKUP([.$N$2]-[.C4];[.$A$17:.$A$39];[.$D$17:.$D$39])" office:value-type="float" office:value="0.25" calcext:value-type="float">
            <text:p>0,250</text:p>
          </table:table-cell>
          <table:table-cell table:style-name="ce15" table:formula="of:=LOOKUP([.$O$2]-[.C4];[.$A$17:.$A$39];[.$D$17:.$D$39])" office:value-type="float" office:value="0.194444444444444" calcext:value-type="float">
            <text:p>0,194</text:p>
          </table:table-cell>
          <table:table-cell table:style-name="ce21" table:formula="of:=LOOKUP([.$P$2]-[.C4];[.$A$17:.$A$39];[.$D$17:.$D$39])" office:value-type="float" office:value="0.145833333333333" calcext:value-type="float">
            <text:p>0,146</text:p>
          </table:table-cell>
          <table:table-cell table:style-name="ce15" table:formula="of:=LOOKUP([.$Q$2]-[.C4];[.$A$17:.$A$39];[.$D$17:.$D$39])" office:value-type="float" office:value="0.104166666666667" calcext:value-type="float">
            <text:p>0,104</text:p>
          </table:table-cell>
          <table:table-cell table:style-name="ce15" table:formula="of:=LOOKUP([.$R$2]-[.C4];[.$A$17:.$A$39];[.$D$17:.$D$39])" office:value-type="float" office:value="0.0694444444444445" calcext:value-type="float">
            <text:p>0,069</text:p>
          </table:table-cell>
          <table:table-cell table:style-name="ce15" table:formula="of:=LOOKUP([.$S$2]-[.C4];[.$A$17:.$A$39];[.$D$17:.$D$39])" office:value-type="float" office:value="0.0416666666666667" calcext:value-type="float">
            <text:p>0,042</text:p>
          </table:table-cell>
          <table:table-cell table:style-name="ce15" table:formula="of:=LOOKUP([.$T$2]-[.C4];[.$A$17:.$A$39];[.$D$17:.$D$39])" office:value-type="float" office:value="0.0208333333333333" calcext:value-type="float">
            <text:p>0,021</text:p>
          </table:table-cell>
          <table:table-cell table:style-name="ce15" table:formula="of:=LOOKUP([.$U$2]-[.C4];[.$A$17:.$A$39];[.$D$17:.$D$39])" office:value-type="float" office:value="0.00694444444444444" calcext:value-type="float">
            <text:p>0,007</text:p>
          </table:table-cell>
          <table:table-cell table:style-name="ce15" table:formula="of:=LOOKUP([.$V$2]-[.C4];[.$A$17:.$A$39];[.$D$17:.$D$39])" office:value-type="float" office:value="0.00694444444444444" calcext:value-type="float">
            <text:p>0,007</text:p>
          </table:table-cell>
          <table:table-cell table:style-name="ce15" table:formula="of:=LOOKUP([.$W$2]-[.C4];[.$A$17:.$A$39];[.$D$17:.$D$39])" office:value-type="float" office:value="0.00694444444444444" calcext:value-type="float">
            <text:p>0,007</text:p>
          </table:table-cell>
          <table:table-cell table:style-name="ce15" table:formula="of:=LOOKUP([.$X$2]-[.C4];[.$A$17:.$A$39];[.$D$17:.$D$39])" office:value-type="float" office:value="0.00694444444444444" calcext:value-type="float">
            <text:p>0,007</text:p>
          </table:table-cell>
          <table:table-cell table:style-name="ce15" table:formula="of:=LOOKUP([.$Y$2]-[.C4];[.$A$17:.$A$39];[.$D$17:.$D$39])" office:value-type="float" office:value="0.00694444444444444" calcext:value-type="float">
            <text:p>0,007</text:p>
          </table:table-cell>
          <table:table-cell table:style-name="ce15" table:formula="of:=LOOKUP([.$Z$2]-[.C4];[.$A$17:.$A$39];[.$D$17:.$D$39])" office:value-type="float" office:value="0.00694444444444444" calcext:value-type="float">
            <text:p>0,007</text:p>
          </table:table-cell>
          <table:table-cell table:style-name="ce15" table:formula="of:=LOOKUP([.$AA$2]-[.C4];[.$A$17:.$A$39];[.$D$17:.$D$39])" office:value-type="float" office:value="0.00694444444444444" calcext:value-type="float">
            <text:p>0,007</text:p>
          </table:table-cell>
          <table:table-cell table:style-name="ce15" table:formula="of:=LOOKUP([.$AB$2]-[.C4];[.$A$17:.$A$39];[.$D$17:.$D$39])" office:value-type="float" office:value="0.00694444444444444" calcext:value-type="float">
            <text:p>0,00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$A$5]+[.$A$7]+[.B5]" office:value-type="float" office:value="5" calcext:value-type="float">
            <text:p>5</text:p>
          </table:table-cell>
          <table:table-cell table:style-name="ce16" table:formula="of:=LOOKUP([.$D$2]-[.C5];[.$A$17:.$A$39];[.$D$17:.$D$39])" office:value-type="float" office:value="0.930555555555556" calcext:value-type="float">
            <text:p>0,931</text:p>
          </table:table-cell>
          <table:table-cell table:style-name="ce16" table:formula="of:=LOOKUP([.$E$2]-[.C5];[.$A$17:.$A$39];[.$D$17:.$D$39])" office:value-type="float" office:value="0.895833333333333" calcext:value-type="float">
            <text:p>0,896</text:p>
          </table:table-cell>
          <table:table-cell table:style-name="ce16" table:formula="of:=LOOKUP([.$F$2]-[.C5];[.$A$17:.$A$39];[.$D$17:.$D$39])" office:value-type="float" office:value="0.854166666666667" calcext:value-type="float">
            <text:p>0,854</text:p>
          </table:table-cell>
          <table:table-cell table:style-name="ce16" table:formula="of:=LOOKUP([.$G$2]-[.C5];[.$A$17:.$A$39];[.$D$17:.$D$39])" office:value-type="float" office:value="0.805555555555556" calcext:value-type="float">
            <text:p>0,806</text:p>
          </table:table-cell>
          <table:table-cell table:style-name="ce16" table:formula="of:=LOOKUP([.$H$2]-[.C5];[.$A$17:.$A$39];[.$D$17:.$D$39])" office:value-type="float" office:value="0.75" calcext:value-type="float">
            <text:p>0,750</text:p>
          </table:table-cell>
          <table:table-cell table:style-name="ce16" table:formula="of:=LOOKUP([.$I$2]-[.C5];[.$A$17:.$A$39];[.$D$17:.$D$39])" office:value-type="float" office:value="0.6875" calcext:value-type="float">
            <text:p>0,688</text:p>
          </table:table-cell>
          <table:table-cell table:style-name="ce16" table:formula="of:=LOOKUP([.$J$2]-[.C5];[.$A$17:.$A$39];[.$D$17:.$D$39])" office:value-type="float" office:value="0.618055555555556" calcext:value-type="float">
            <text:p>0,618</text:p>
          </table:table-cell>
          <table:table-cell table:style-name="ce16" table:formula="of:=LOOKUP([.$K$2]-[.C5];[.$A$17:.$A$39];[.$D$17:.$D$39])" office:value-type="float" office:value="0.541666666666667" calcext:value-type="float">
            <text:p>0,542</text:p>
          </table:table-cell>
          <table:table-cell table:style-name="ce16" table:formula="of:=LOOKUP([.$L$2]-[.C5];[.$A$17:.$A$39];[.$D$17:.$D$39])" office:value-type="float" office:value="0.458333333333333" calcext:value-type="float">
            <text:p>0,458</text:p>
          </table:table-cell>
          <table:table-cell table:style-name="ce16" table:formula="of:=LOOKUP([.$M$2]-[.C5];[.$A$17:.$A$39];[.$D$17:.$D$39])" office:value-type="float" office:value="0.381944444444444" calcext:value-type="float">
            <text:p>0,382</text:p>
          </table:table-cell>
          <table:table-cell table:style-name="ce16" table:formula="of:=LOOKUP([.$N$2]-[.C5];[.$A$17:.$A$39];[.$D$17:.$D$39])" office:value-type="float" office:value="0.3125" calcext:value-type="float">
            <text:p>0,313</text:p>
          </table:table-cell>
          <table:table-cell table:style-name="ce16" table:formula="of:=LOOKUP([.$O$2]-[.C5];[.$A$17:.$A$39];[.$D$17:.$D$39])" office:value-type="float" office:value="0.25" calcext:value-type="float">
            <text:p>0,250</text:p>
          </table:table-cell>
          <table:table-cell table:style-name="ce22" table:formula="of:=LOOKUP([.$P$2]-[.C5];[.$A$17:.$A$39];[.$D$17:.$D$39])" office:value-type="float" office:value="0.194444444444444" calcext:value-type="float">
            <text:p>0,194</text:p>
          </table:table-cell>
          <table:table-cell table:style-name="ce16" table:formula="of:=LOOKUP([.$Q$2]-[.C5];[.$A$17:.$A$39];[.$D$17:.$D$39])" office:value-type="float" office:value="0.145833333333333" calcext:value-type="float">
            <text:p>0,146</text:p>
          </table:table-cell>
          <table:table-cell table:style-name="ce16" table:formula="of:=LOOKUP([.$R$2]-[.C5];[.$A$17:.$A$39];[.$D$17:.$D$39])" office:value-type="float" office:value="0.104166666666667" calcext:value-type="float">
            <text:p>0,104</text:p>
          </table:table-cell>
          <table:table-cell table:style-name="ce16" table:formula="of:=LOOKUP([.$S$2]-[.C5];[.$A$17:.$A$39];[.$D$17:.$D$39])" office:value-type="float" office:value="0.0694444444444445" calcext:value-type="float">
            <text:p>0,069</text:p>
          </table:table-cell>
          <table:table-cell table:style-name="ce16" table:formula="of:=LOOKUP([.$T$2]-[.C5];[.$A$17:.$A$39];[.$D$17:.$D$39])" office:value-type="float" office:value="0.0416666666666667" calcext:value-type="float">
            <text:p>0,042</text:p>
          </table:table-cell>
          <table:table-cell table:style-name="ce16" table:formula="of:=LOOKUP([.$U$2]-[.C5];[.$A$17:.$A$39];[.$D$17:.$D$39])" office:value-type="float" office:value="0.0208333333333333" calcext:value-type="float">
            <text:p>0,021</text:p>
          </table:table-cell>
          <table:table-cell table:style-name="ce16" table:formula="of:=LOOKUP([.$V$2]-[.C5];[.$A$17:.$A$39];[.$D$17:.$D$39])" office:value-type="float" office:value="0.00694444444444444" calcext:value-type="float">
            <text:p>0,007</text:p>
          </table:table-cell>
          <table:table-cell table:style-name="ce16" table:formula="of:=LOOKUP([.$W$2]-[.C5];[.$A$17:.$A$39];[.$D$17:.$D$39])" office:value-type="float" office:value="0.00694444444444444" calcext:value-type="float">
            <text:p>0,007</text:p>
          </table:table-cell>
          <table:table-cell table:style-name="ce16" table:formula="of:=LOOKUP([.$X$2]-[.C5];[.$A$17:.$A$39];[.$D$17:.$D$39])" office:value-type="float" office:value="0.00694444444444444" calcext:value-type="float">
            <text:p>0,007</text:p>
          </table:table-cell>
          <table:table-cell table:style-name="ce16" table:formula="of:=LOOKUP([.$Y$2]-[.C5];[.$A$17:.$A$39];[.$D$17:.$D$39])" office:value-type="float" office:value="0.00694444444444444" calcext:value-type="float">
            <text:p>0,007</text:p>
          </table:table-cell>
          <table:table-cell table:style-name="ce16" table:formula="of:=LOOKUP([.$Z$2]-[.C5];[.$A$17:.$A$39];[.$D$17:.$D$39])" office:value-type="float" office:value="0.00694444444444444" calcext:value-type="float">
            <text:p>0,007</text:p>
          </table:table-cell>
          <table:table-cell table:style-name="ce16" table:formula="of:=LOOKUP([.$AA$2]-[.C5];[.$A$17:.$A$39];[.$D$17:.$D$39])" office:value-type="float" office:value="0.00694444444444444" calcext:value-type="float">
            <text:p>0,007</text:p>
          </table:table-cell>
          <table:table-cell table:style-name="ce16" table:formula="of:=LOOKUP([.$AB$2]-[.C5];[.$A$17:.$A$39];[.$D$17:.$D$39])" office:value-type="float" office:value="0.00694444444444444" calcext:value-type="float">
            <text:p>0,007</text:p>
          </table:table-cell>
        </table:table-row>
        <table:table-row table:style-name="ro1">
          <table:table-cell table:style-name="ce2" office:value-type="string" calcext:value-type="string">
            <text:p>NAP/SAP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[.$A$5]+[.$A$7]+[.B6]" office:value-type="float" office:value="6" calcext:value-type="float">
            <text:p>6</text:p>
          </table:table-cell>
          <table:table-cell table:style-name="ce16" table:formula="of:=LOOKUP([.$D$2]-[.C6];[.$A$17:.$A$39];[.$D$17:.$D$39])" office:value-type="float" office:value="0.958333333333333" calcext:value-type="float">
            <text:p>0,958</text:p>
          </table:table-cell>
          <table:table-cell table:style-name="ce16" table:formula="of:=LOOKUP([.$E$2]-[.C6];[.$A$17:.$A$39];[.$D$17:.$D$39])" office:value-type="float" office:value="0.930555555555556" calcext:value-type="float">
            <text:p>0,931</text:p>
          </table:table-cell>
          <table:table-cell table:style-name="ce16" table:formula="of:=LOOKUP([.$F$2]-[.C6];[.$A$17:.$A$39];[.$D$17:.$D$39])" office:value-type="float" office:value="0.895833333333333" calcext:value-type="float">
            <text:p>0,896</text:p>
          </table:table-cell>
          <table:table-cell table:style-name="ce16" table:formula="of:=LOOKUP([.$G$2]-[.C6];[.$A$17:.$A$39];[.$D$17:.$D$39])" office:value-type="float" office:value="0.854166666666667" calcext:value-type="float">
            <text:p>0,854</text:p>
          </table:table-cell>
          <table:table-cell table:style-name="ce16" table:formula="of:=LOOKUP([.$H$2]-[.C6];[.$A$17:.$A$39];[.$D$17:.$D$39])" office:value-type="float" office:value="0.805555555555556" calcext:value-type="float">
            <text:p>0,806</text:p>
          </table:table-cell>
          <table:table-cell table:style-name="ce16" table:formula="of:=LOOKUP([.$I$2]-[.C6];[.$A$17:.$A$39];[.$D$17:.$D$39])" office:value-type="float" office:value="0.75" calcext:value-type="float">
            <text:p>0,750</text:p>
          </table:table-cell>
          <table:table-cell table:style-name="ce16" table:formula="of:=LOOKUP([.$J$2]-[.C6];[.$A$17:.$A$39];[.$D$17:.$D$39])" office:value-type="float" office:value="0.6875" calcext:value-type="float">
            <text:p>0,688</text:p>
          </table:table-cell>
          <table:table-cell table:style-name="ce16" table:formula="of:=LOOKUP([.$K$2]-[.C6];[.$A$17:.$A$39];[.$D$17:.$D$39])" office:value-type="float" office:value="0.618055555555556" calcext:value-type="float">
            <text:p>0,618</text:p>
          </table:table-cell>
          <table:table-cell table:style-name="ce16" table:formula="of:=LOOKUP([.$L$2]-[.C6];[.$A$17:.$A$39];[.$D$17:.$D$39])" office:value-type="float" office:value="0.541666666666667" calcext:value-type="float">
            <text:p>0,542</text:p>
          </table:table-cell>
          <table:table-cell table:style-name="ce16" table:formula="of:=LOOKUP([.$M$2]-[.C6];[.$A$17:.$A$39];[.$D$17:.$D$39])" office:value-type="float" office:value="0.458333333333333" calcext:value-type="float">
            <text:p>0,458</text:p>
          </table:table-cell>
          <table:table-cell table:style-name="ce16" table:formula="of:=LOOKUP([.$N$2]-[.C6];[.$A$17:.$A$39];[.$D$17:.$D$39])" office:value-type="float" office:value="0.381944444444444" calcext:value-type="float">
            <text:p>0,382</text:p>
          </table:table-cell>
          <table:table-cell table:style-name="ce16" table:formula="of:=LOOKUP([.$O$2]-[.C6];[.$A$17:.$A$39];[.$D$17:.$D$39])" office:value-type="float" office:value="0.3125" calcext:value-type="float">
            <text:p>0,313</text:p>
          </table:table-cell>
          <table:table-cell table:style-name="ce22" table:formula="of:=LOOKUP([.$P$2]-[.C6];[.$A$17:.$A$39];[.$D$17:.$D$39])" office:value-type="float" office:value="0.25" calcext:value-type="float">
            <text:p>0,250</text:p>
          </table:table-cell>
          <table:table-cell table:style-name="ce16" table:formula="of:=LOOKUP([.$Q$2]-[.C6];[.$A$17:.$A$39];[.$D$17:.$D$39])" office:value-type="float" office:value="0.194444444444444" calcext:value-type="float">
            <text:p>0,194</text:p>
          </table:table-cell>
          <table:table-cell table:style-name="ce16" table:formula="of:=LOOKUP([.$R$2]-[.C6];[.$A$17:.$A$39];[.$D$17:.$D$39])" office:value-type="float" office:value="0.145833333333333" calcext:value-type="float">
            <text:p>0,146</text:p>
          </table:table-cell>
          <table:table-cell table:style-name="ce16" table:formula="of:=LOOKUP([.$S$2]-[.C6];[.$A$17:.$A$39];[.$D$17:.$D$39])" office:value-type="float" office:value="0.104166666666667" calcext:value-type="float">
            <text:p>0,104</text:p>
          </table:table-cell>
          <table:table-cell table:style-name="ce16" table:formula="of:=LOOKUP([.$T$2]-[.C6];[.$A$17:.$A$39];[.$D$17:.$D$39])" office:value-type="float" office:value="0.0694444444444445" calcext:value-type="float">
            <text:p>0,069</text:p>
          </table:table-cell>
          <table:table-cell table:style-name="ce16" table:formula="of:=LOOKUP([.$U$2]-[.C6];[.$A$17:.$A$39];[.$D$17:.$D$39])" office:value-type="float" office:value="0.0416666666666667" calcext:value-type="float">
            <text:p>0,042</text:p>
          </table:table-cell>
          <table:table-cell table:style-name="ce16" table:formula="of:=LOOKUP([.$V$2]-[.C6];[.$A$17:.$A$39];[.$D$17:.$D$39])" office:value-type="float" office:value="0.0208333333333333" calcext:value-type="float">
            <text:p>0,021</text:p>
          </table:table-cell>
          <table:table-cell table:style-name="ce16" table:formula="of:=LOOKUP([.$W$2]-[.C6];[.$A$17:.$A$39];[.$D$17:.$D$39])" office:value-type="float" office:value="0.00694444444444444" calcext:value-type="float">
            <text:p>0,007</text:p>
          </table:table-cell>
          <table:table-cell table:style-name="ce16" table:formula="of:=LOOKUP([.$X$2]-[.C6];[.$A$17:.$A$39];[.$D$17:.$D$39])" office:value-type="float" office:value="0.00694444444444444" calcext:value-type="float">
            <text:p>0,007</text:p>
          </table:table-cell>
          <table:table-cell table:style-name="ce16" table:formula="of:=LOOKUP([.$Y$2]-[.C6];[.$A$17:.$A$39];[.$D$17:.$D$39])" office:value-type="float" office:value="0.00694444444444444" calcext:value-type="float">
            <text:p>0,007</text:p>
          </table:table-cell>
          <table:table-cell table:style-name="ce16" table:formula="of:=LOOKUP([.$Z$2]-[.C6];[.$A$17:.$A$39];[.$D$17:.$D$39])" office:value-type="float" office:value="0.00694444444444444" calcext:value-type="float">
            <text:p>0,007</text:p>
          </table:table-cell>
          <table:table-cell table:style-name="ce16" table:formula="of:=LOOKUP([.$AA$2]-[.C6];[.$A$17:.$A$39];[.$D$17:.$D$39])" office:value-type="float" office:value="0.00694444444444444" calcext:value-type="float">
            <text:p>0,007</text:p>
          </table:table-cell>
          <table:table-cell table:style-name="ce16" table:formula="of:=LOOKUP([.$AB$2]-[.C6];[.$A$17:.$A$39];[.$D$17:.$D$39])" office:value-type="float" office:value="0.00694444444444444" calcext:value-type="float">
            <text:p>0,00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$A$5]+[.$A$7]+[.B7]" office:value-type="float" office:value="7" calcext:value-type="float">
            <text:p>7</text:p>
          </table:table-cell>
          <table:table-cell table:style-name="ce17" table:formula="of:=LOOKUP([.$D$2]-[.C7];[.$A$17:.$A$39];[.$D$17:.$D$39])" office:value-type="float" office:value="0.979166666666667" calcext:value-type="float">
            <text:p>0,979</text:p>
          </table:table-cell>
          <table:table-cell table:style-name="ce17" table:formula="of:=LOOKUP([.$E$2]-[.C7];[.$A$17:.$A$39];[.$D$17:.$D$39])" office:value-type="float" office:value="0.958333333333333" calcext:value-type="float">
            <text:p>0,958</text:p>
          </table:table-cell>
          <table:table-cell table:style-name="ce17" table:formula="of:=LOOKUP([.$F$2]-[.C7];[.$A$17:.$A$39];[.$D$17:.$D$39])" office:value-type="float" office:value="0.930555555555556" calcext:value-type="float">
            <text:p>0,931</text:p>
          </table:table-cell>
          <table:table-cell table:style-name="ce17" table:formula="of:=LOOKUP([.$G$2]-[.C7];[.$A$17:.$A$39];[.$D$17:.$D$39])" office:value-type="float" office:value="0.895833333333333" calcext:value-type="float">
            <text:p>0,896</text:p>
          </table:table-cell>
          <table:table-cell table:style-name="ce17" table:formula="of:=LOOKUP([.$H$2]-[.C7];[.$A$17:.$A$39];[.$D$17:.$D$39])" office:value-type="float" office:value="0.854166666666667" calcext:value-type="float">
            <text:p>0,854</text:p>
          </table:table-cell>
          <table:table-cell table:style-name="ce17" table:formula="of:=LOOKUP([.$I$2]-[.C7];[.$A$17:.$A$39];[.$D$17:.$D$39])" office:value-type="float" office:value="0.805555555555556" calcext:value-type="float">
            <text:p>0,806</text:p>
          </table:table-cell>
          <table:table-cell table:style-name="ce17" table:formula="of:=LOOKUP([.$J$2]-[.C7];[.$A$17:.$A$39];[.$D$17:.$D$39])" office:value-type="float" office:value="0.75" calcext:value-type="float">
            <text:p>0,750</text:p>
          </table:table-cell>
          <table:table-cell table:style-name="ce17" table:formula="of:=LOOKUP([.$K$2]-[.C7];[.$A$17:.$A$39];[.$D$17:.$D$39])" office:value-type="float" office:value="0.6875" calcext:value-type="float">
            <text:p>0,688</text:p>
          </table:table-cell>
          <table:table-cell table:style-name="ce17" table:formula="of:=LOOKUP([.$L$2]-[.C7];[.$A$17:.$A$39];[.$D$17:.$D$39])" office:value-type="float" office:value="0.618055555555556" calcext:value-type="float">
            <text:p>0,618</text:p>
          </table:table-cell>
          <table:table-cell table:style-name="ce17" table:formula="of:=LOOKUP([.$M$2]-[.C7];[.$A$17:.$A$39];[.$D$17:.$D$39])" office:value-type="float" office:value="0.541666666666667" calcext:value-type="float">
            <text:p>0,542</text:p>
          </table:table-cell>
          <table:table-cell table:style-name="ce17" table:formula="of:=LOOKUP([.$N$2]-[.C7];[.$A$17:.$A$39];[.$D$17:.$D$39])" office:value-type="float" office:value="0.458333333333333" calcext:value-type="float">
            <text:p>0,458</text:p>
          </table:table-cell>
          <table:table-cell table:style-name="ce17" table:formula="of:=LOOKUP([.$O$2]-[.C7];[.$A$17:.$A$39];[.$D$17:.$D$39])" office:value-type="float" office:value="0.381944444444444" calcext:value-type="float">
            <text:p>0,382</text:p>
          </table:table-cell>
          <table:table-cell table:style-name="ce23" table:formula="of:=LOOKUP([.$P$2]-[.C7];[.$A$17:.$A$39];[.$D$17:.$D$39])" office:value-type="float" office:value="0.3125" calcext:value-type="float">
            <text:p>0,313</text:p>
          </table:table-cell>
          <table:table-cell table:style-name="ce17" table:formula="of:=LOOKUP([.$Q$2]-[.C7];[.$A$17:.$A$39];[.$D$17:.$D$39])" office:value-type="float" office:value="0.25" calcext:value-type="float">
            <text:p>0,250</text:p>
          </table:table-cell>
          <table:table-cell table:style-name="ce17" table:formula="of:=LOOKUP([.$R$2]-[.C7];[.$A$17:.$A$39];[.$D$17:.$D$39])" office:value-type="float" office:value="0.194444444444444" calcext:value-type="float">
            <text:p>0,194</text:p>
          </table:table-cell>
          <table:table-cell table:style-name="ce17" table:formula="of:=LOOKUP([.$S$2]-[.C7];[.$A$17:.$A$39];[.$D$17:.$D$39])" office:value-type="float" office:value="0.145833333333333" calcext:value-type="float">
            <text:p>0,146</text:p>
          </table:table-cell>
          <table:table-cell table:style-name="ce17" table:formula="of:=LOOKUP([.$T$2]-[.C7];[.$A$17:.$A$39];[.$D$17:.$D$39])" office:value-type="float" office:value="0.104166666666667" calcext:value-type="float">
            <text:p>0,104</text:p>
          </table:table-cell>
          <table:table-cell table:style-name="ce17" table:formula="of:=LOOKUP([.$U$2]-[.C7];[.$A$17:.$A$39];[.$D$17:.$D$39])" office:value-type="float" office:value="0.0694444444444445" calcext:value-type="float">
            <text:p>0,069</text:p>
          </table:table-cell>
          <table:table-cell table:style-name="ce17" table:formula="of:=LOOKUP([.$V$2]-[.C7];[.$A$17:.$A$39];[.$D$17:.$D$39])" office:value-type="float" office:value="0.0416666666666667" calcext:value-type="float">
            <text:p>0,042</text:p>
          </table:table-cell>
          <table:table-cell table:style-name="ce17" table:formula="of:=LOOKUP([.$W$2]-[.C7];[.$A$17:.$A$39];[.$D$17:.$D$39])" office:value-type="float" office:value="0.0208333333333333" calcext:value-type="float">
            <text:p>0,021</text:p>
          </table:table-cell>
          <table:table-cell table:style-name="ce17" table:formula="of:=LOOKUP([.$X$2]-[.C7];[.$A$17:.$A$39];[.$D$17:.$D$39])" office:value-type="float" office:value="0.00694444444444444" calcext:value-type="float">
            <text:p>0,007</text:p>
          </table:table-cell>
          <table:table-cell table:style-name="ce17" table:formula="of:=LOOKUP([.$Y$2]-[.C7];[.$A$17:.$A$39];[.$D$17:.$D$39])" office:value-type="float" office:value="0.00694444444444444" calcext:value-type="float">
            <text:p>0,007</text:p>
          </table:table-cell>
          <table:table-cell table:style-name="ce17" table:formula="of:=LOOKUP([.$Z$2]-[.C7];[.$A$17:.$A$39];[.$D$17:.$D$39])" office:value-type="float" office:value="0.00694444444444444" calcext:value-type="float">
            <text:p>0,007</text:p>
          </table:table-cell>
          <table:table-cell table:style-name="ce17" table:formula="of:=LOOKUP([.$AA$2]-[.C7];[.$A$17:.$A$39];[.$D$17:.$D$39])" office:value-type="float" office:value="0.00694444444444444" calcext:value-type="float">
            <text:p>0,007</text:p>
          </table:table-cell>
          <table:table-cell table:style-name="ce17" table:formula="of:=LOOKUP([.$AB$2]-[.C7];[.$A$17:.$A$39];[.$D$17:.$D$39])" office:value-type="float" office:value="0.00694444444444444" calcext:value-type="float">
            <text:p>0,007</text:p>
          </table:table-cell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[.$A$5]+[.$A$7]+[.B8]" office:value-type="float" office:value="8" calcext:value-type="float">
            <text:p>8</text:p>
          </table:table-cell>
          <table:table-cell table:style-name="ce16" table:formula="of:=LOOKUP([.$D$2]-[.C8];[.$A$17:.$A$39];[.$D$17:.$D$39])" office:value-type="float" office:value="0.993055555555556" calcext:value-type="float">
            <text:p>0,993</text:p>
          </table:table-cell>
          <table:table-cell table:style-name="ce16" table:formula="of:=LOOKUP([.$E$2]-[.C8];[.$A$17:.$A$39];[.$D$17:.$D$39])" office:value-type="float" office:value="0.979166666666667" calcext:value-type="float">
            <text:p>0,979</text:p>
          </table:table-cell>
          <table:table-cell table:style-name="ce16" table:formula="of:=LOOKUP([.$F$2]-[.C8];[.$A$17:.$A$39];[.$D$17:.$D$39])" office:value-type="float" office:value="0.958333333333333" calcext:value-type="float">
            <text:p>0,958</text:p>
          </table:table-cell>
          <table:table-cell table:style-name="ce16" table:formula="of:=LOOKUP([.$G$2]-[.C8];[.$A$17:.$A$39];[.$D$17:.$D$39])" office:value-type="float" office:value="0.930555555555556" calcext:value-type="float">
            <text:p>0,931</text:p>
          </table:table-cell>
          <table:table-cell table:style-name="ce16" table:formula="of:=LOOKUP([.$H$2]-[.C8];[.$A$17:.$A$39];[.$D$17:.$D$39])" office:value-type="float" office:value="0.895833333333333" calcext:value-type="float">
            <text:p>0,896</text:p>
          </table:table-cell>
          <table:table-cell table:style-name="ce16" table:formula="of:=LOOKUP([.$I$2]-[.C8];[.$A$17:.$A$39];[.$D$17:.$D$39])" office:value-type="float" office:value="0.854166666666667" calcext:value-type="float">
            <text:p>0,854</text:p>
          </table:table-cell>
          <table:table-cell table:style-name="ce16" table:formula="of:=LOOKUP([.$J$2]-[.C8];[.$A$17:.$A$39];[.$D$17:.$D$39])" office:value-type="float" office:value="0.805555555555556" calcext:value-type="float">
            <text:p>0,806</text:p>
          </table:table-cell>
          <table:table-cell table:style-name="ce16" table:formula="of:=LOOKUP([.$K$2]-[.C8];[.$A$17:.$A$39];[.$D$17:.$D$39])" office:value-type="float" office:value="0.75" calcext:value-type="float">
            <text:p>0,750</text:p>
          </table:table-cell>
          <table:table-cell table:style-name="ce16" table:formula="of:=LOOKUP([.$L$2]-[.C8];[.$A$17:.$A$39];[.$D$17:.$D$39])" office:value-type="float" office:value="0.6875" calcext:value-type="float">
            <text:p>0,688</text:p>
          </table:table-cell>
          <table:table-cell table:style-name="ce16" table:formula="of:=LOOKUP([.$M$2]-[.C8];[.$A$17:.$A$39];[.$D$17:.$D$39])" office:value-type="float" office:value="0.618055555555556" calcext:value-type="float">
            <text:p>0,618</text:p>
          </table:table-cell>
          <table:table-cell table:style-name="ce16" table:formula="of:=LOOKUP([.$N$2]-[.C8];[.$A$17:.$A$39];[.$D$17:.$D$39])" office:value-type="float" office:value="0.541666666666667" calcext:value-type="float">
            <text:p>0,542</text:p>
          </table:table-cell>
          <table:table-cell table:style-name="ce16" table:formula="of:=LOOKUP([.$O$2]-[.C8];[.$A$17:.$A$39];[.$D$17:.$D$39])" office:value-type="float" office:value="0.458333333333333" calcext:value-type="float">
            <text:p>0,458</text:p>
          </table:table-cell>
          <table:table-cell table:style-name="ce22" table:formula="of:=LOOKUP([.$P$2]-[.C8];[.$A$17:.$A$39];[.$D$17:.$D$39])" office:value-type="float" office:value="0.381944444444444" calcext:value-type="float">
            <text:p>0,382</text:p>
          </table:table-cell>
          <table:table-cell table:style-name="ce16" table:formula="of:=LOOKUP([.$Q$2]-[.C8];[.$A$17:.$A$39];[.$D$17:.$D$39])" office:value-type="float" office:value="0.3125" calcext:value-type="float">
            <text:p>0,313</text:p>
          </table:table-cell>
          <table:table-cell table:style-name="ce16" table:formula="of:=LOOKUP([.$R$2]-[.C8];[.$A$17:.$A$39];[.$D$17:.$D$39])" office:value-type="float" office:value="0.25" calcext:value-type="float">
            <text:p>0,250</text:p>
          </table:table-cell>
          <table:table-cell table:style-name="ce16" table:formula="of:=LOOKUP([.$S$2]-[.C8];[.$A$17:.$A$39];[.$D$17:.$D$39])" office:value-type="float" office:value="0.194444444444444" calcext:value-type="float">
            <text:p>0,194</text:p>
          </table:table-cell>
          <table:table-cell table:style-name="ce16" table:formula="of:=LOOKUP([.$T$2]-[.C8];[.$A$17:.$A$39];[.$D$17:.$D$39])" office:value-type="float" office:value="0.145833333333333" calcext:value-type="float">
            <text:p>0,146</text:p>
          </table:table-cell>
          <table:table-cell table:style-name="ce16" table:formula="of:=LOOKUP([.$U$2]-[.C8];[.$A$17:.$A$39];[.$D$17:.$D$39])" office:value-type="float" office:value="0.104166666666667" calcext:value-type="float">
            <text:p>0,104</text:p>
          </table:table-cell>
          <table:table-cell table:style-name="ce16" table:formula="of:=LOOKUP([.$V$2]-[.C8];[.$A$17:.$A$39];[.$D$17:.$D$39])" office:value-type="float" office:value="0.0694444444444445" calcext:value-type="float">
            <text:p>0,069</text:p>
          </table:table-cell>
          <table:table-cell table:style-name="ce16" table:formula="of:=LOOKUP([.$W$2]-[.C8];[.$A$17:.$A$39];[.$D$17:.$D$39])" office:value-type="float" office:value="0.0416666666666667" calcext:value-type="float">
            <text:p>0,042</text:p>
          </table:table-cell>
          <table:table-cell table:style-name="ce16" table:formula="of:=LOOKUP([.$X$2]-[.C8];[.$A$17:.$A$39];[.$D$17:.$D$39])" office:value-type="float" office:value="0.0208333333333333" calcext:value-type="float">
            <text:p>0,021</text:p>
          </table:table-cell>
          <table:table-cell table:style-name="ce16" table:formula="of:=LOOKUP([.$Y$2]-[.C8];[.$A$17:.$A$39];[.$D$17:.$D$39])" office:value-type="float" office:value="0.00694444444444444" calcext:value-type="float">
            <text:p>0,007</text:p>
          </table:table-cell>
          <table:table-cell table:style-name="ce16" table:formula="of:=LOOKUP([.$Z$2]-[.C8];[.$A$17:.$A$39];[.$D$17:.$D$39])" office:value-type="float" office:value="0.00694444444444444" calcext:value-type="float">
            <text:p>0,007</text:p>
          </table:table-cell>
          <table:table-cell table:style-name="ce16" table:formula="of:=LOOKUP([.$AA$2]-[.C8];[.$A$17:.$A$39];[.$D$17:.$D$39])" office:value-type="float" office:value="0.00694444444444444" calcext:value-type="float">
            <text:p>0,007</text:p>
          </table:table-cell>
          <table:table-cell table:style-name="ce16" table:formula="of:=LOOKUP([.$AB$2]-[.C8];[.$A$17:.$A$39];[.$D$17:.$D$39])" office:value-type="float" office:value="0.00694444444444444" calcext:value-type="float">
            <text:p>0,007</text:p>
          </table:table-cell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[.$A$5]+[.$A$7]+[.B9]" office:value-type="float" office:value="9" calcext:value-type="float">
            <text:p>9</text:p>
          </table:table-cell>
          <table:table-cell table:style-name="ce16" table:formula="of:=LOOKUP([.$D$2]-[.C9];[.$A$17:.$A$39];[.$D$17:.$D$39])" office:value-type="float" office:value="1" calcext:value-type="float">
            <text:p>1,000</text:p>
          </table:table-cell>
          <table:table-cell table:style-name="ce16" table:formula="of:=LOOKUP([.$E$2]-[.C9];[.$A$17:.$A$39];[.$D$17:.$D$39])" office:value-type="float" office:value="0.993055555555556" calcext:value-type="float">
            <text:p>0,993</text:p>
          </table:table-cell>
          <table:table-cell table:style-name="ce16" table:formula="of:=LOOKUP([.$F$2]-[.C9];[.$A$17:.$A$39];[.$D$17:.$D$39])" office:value-type="float" office:value="0.979166666666667" calcext:value-type="float">
            <text:p>0,979</text:p>
          </table:table-cell>
          <table:table-cell table:style-name="ce16" table:formula="of:=LOOKUP([.$G$2]-[.C9];[.$A$17:.$A$39];[.$D$17:.$D$39])" office:value-type="float" office:value="0.958333333333333" calcext:value-type="float">
            <text:p>0,958</text:p>
          </table:table-cell>
          <table:table-cell table:style-name="ce16" table:formula="of:=LOOKUP([.$H$2]-[.C9];[.$A$17:.$A$39];[.$D$17:.$D$39])" office:value-type="float" office:value="0.930555555555556" calcext:value-type="float">
            <text:p>0,931</text:p>
          </table:table-cell>
          <table:table-cell table:style-name="ce16" table:formula="of:=LOOKUP([.$I$2]-[.C9];[.$A$17:.$A$39];[.$D$17:.$D$39])" office:value-type="float" office:value="0.895833333333333" calcext:value-type="float">
            <text:p>0,896</text:p>
          </table:table-cell>
          <table:table-cell table:style-name="ce16" table:formula="of:=LOOKUP([.$J$2]-[.C9];[.$A$17:.$A$39];[.$D$17:.$D$39])" office:value-type="float" office:value="0.854166666666667" calcext:value-type="float">
            <text:p>0,854</text:p>
          </table:table-cell>
          <table:table-cell table:style-name="ce16" table:formula="of:=LOOKUP([.$K$2]-[.C9];[.$A$17:.$A$39];[.$D$17:.$D$39])" office:value-type="float" office:value="0.805555555555556" calcext:value-type="float">
            <text:p>0,806</text:p>
          </table:table-cell>
          <table:table-cell table:style-name="ce16" table:formula="of:=LOOKUP([.$L$2]-[.C9];[.$A$17:.$A$39];[.$D$17:.$D$39])" office:value-type="float" office:value="0.75" calcext:value-type="float">
            <text:p>0,750</text:p>
          </table:table-cell>
          <table:table-cell table:style-name="ce16" table:formula="of:=LOOKUP([.$M$2]-[.C9];[.$A$17:.$A$39];[.$D$17:.$D$39])" office:value-type="float" office:value="0.6875" calcext:value-type="float">
            <text:p>0,688</text:p>
          </table:table-cell>
          <table:table-cell table:style-name="ce16" table:formula="of:=LOOKUP([.$N$2]-[.C9];[.$A$17:.$A$39];[.$D$17:.$D$39])" office:value-type="float" office:value="0.618055555555556" calcext:value-type="float">
            <text:p>0,618</text:p>
          </table:table-cell>
          <table:table-cell table:style-name="ce16" table:formula="of:=LOOKUP([.$O$2]-[.C9];[.$A$17:.$A$39];[.$D$17:.$D$39])" office:value-type="float" office:value="0.541666666666667" calcext:value-type="float">
            <text:p>0,542</text:p>
          </table:table-cell>
          <table:table-cell table:style-name="ce22" table:formula="of:=LOOKUP([.$P$2]-[.C9];[.$A$17:.$A$39];[.$D$17:.$D$39])" office:value-type="float" office:value="0.458333333333333" calcext:value-type="float">
            <text:p>0,458</text:p>
          </table:table-cell>
          <table:table-cell table:style-name="ce16" table:formula="of:=LOOKUP([.$Q$2]-[.C9];[.$A$17:.$A$39];[.$D$17:.$D$39])" office:value-type="float" office:value="0.381944444444444" calcext:value-type="float">
            <text:p>0,382</text:p>
          </table:table-cell>
          <table:table-cell table:style-name="ce16" table:formula="of:=LOOKUP([.$R$2]-[.C9];[.$A$17:.$A$39];[.$D$17:.$D$39])" office:value-type="float" office:value="0.3125" calcext:value-type="float">
            <text:p>0,313</text:p>
          </table:table-cell>
          <table:table-cell table:style-name="ce16" table:formula="of:=LOOKUP([.$S$2]-[.C9];[.$A$17:.$A$39];[.$D$17:.$D$39])" office:value-type="float" office:value="0.25" calcext:value-type="float">
            <text:p>0,250</text:p>
          </table:table-cell>
          <table:table-cell table:style-name="ce16" table:formula="of:=LOOKUP([.$T$2]-[.C9];[.$A$17:.$A$39];[.$D$17:.$D$39])" office:value-type="float" office:value="0.194444444444444" calcext:value-type="float">
            <text:p>0,194</text:p>
          </table:table-cell>
          <table:table-cell table:style-name="ce16" table:formula="of:=LOOKUP([.$U$2]-[.C9];[.$A$17:.$A$39];[.$D$17:.$D$39])" office:value-type="float" office:value="0.145833333333333" calcext:value-type="float">
            <text:p>0,146</text:p>
          </table:table-cell>
          <table:table-cell table:style-name="ce16" table:formula="of:=LOOKUP([.$V$2]-[.C9];[.$A$17:.$A$39];[.$D$17:.$D$39])" office:value-type="float" office:value="0.104166666666667" calcext:value-type="float">
            <text:p>0,104</text:p>
          </table:table-cell>
          <table:table-cell table:style-name="ce16" table:formula="of:=LOOKUP([.$W$2]-[.C9];[.$A$17:.$A$39];[.$D$17:.$D$39])" office:value-type="float" office:value="0.0694444444444445" calcext:value-type="float">
            <text:p>0,069</text:p>
          </table:table-cell>
          <table:table-cell table:style-name="ce16" table:formula="of:=LOOKUP([.$X$2]-[.C9];[.$A$17:.$A$39];[.$D$17:.$D$39])" office:value-type="float" office:value="0.0416666666666667" calcext:value-type="float">
            <text:p>0,042</text:p>
          </table:table-cell>
          <table:table-cell table:style-name="ce16" table:formula="of:=LOOKUP([.$Y$2]-[.C9];[.$A$17:.$A$39];[.$D$17:.$D$39])" office:value-type="float" office:value="0.0208333333333333" calcext:value-type="float">
            <text:p>0,021</text:p>
          </table:table-cell>
          <table:table-cell table:style-name="ce16" table:formula="of:=LOOKUP([.$Z$2]-[.C9];[.$A$17:.$A$39];[.$D$17:.$D$39])" office:value-type="float" office:value="0.00694444444444444" calcext:value-type="float">
            <text:p>0,007</text:p>
          </table:table-cell>
          <table:table-cell table:style-name="ce16" table:formula="of:=LOOKUP([.$AA$2]-[.C9];[.$A$17:.$A$39];[.$D$17:.$D$39])" office:value-type="float" office:value="0.00694444444444444" calcext:value-type="float">
            <text:p>0,007</text:p>
          </table:table-cell>
          <table:table-cell table:style-name="ce16" table:formula="of:=LOOKUP([.$AB$2]-[.C9];[.$A$17:.$A$39];[.$D$17:.$D$39])" office:value-type="float" office:value="0.00694444444444444" calcext:value-type="float">
            <text:p>0,007</text:p>
          </table:table-cell>
        </table:table-row>
        <table:table-row table:style-name="ro1">
          <table:table-cell/>
          <table:table-cell table:style-name="ce10" office:value-type="float" office:value="7" calcext:value-type="float">
            <text:p>7</text:p>
          </table:table-cell>
          <table:table-cell table:style-name="ce10" table:formula="of:=[.$A$5]+[.$A$7]+[.B10]" office:value-type="float" office:value="10" calcext:value-type="float">
            <text:p>10</text:p>
          </table:table-cell>
          <table:table-cell table:style-name="ce18" table:formula="of:=LOOKUP([.$D$2]-[.C10];[.$A$17:.$A$39];[.$D$17:.$D$39])" office:value-type="string" office:string-value="" calcext:value-type="error">
            <text:p>#N/A</text:p>
          </table:table-cell>
          <table:table-cell table:style-name="ce18" table:formula="of:=LOOKUP([.$E$2]-[.C10];[.$A$17:.$A$39];[.$D$17:.$D$39])" office:value-type="float" office:value="1" calcext:value-type="float">
            <text:p>1,000</text:p>
          </table:table-cell>
          <table:table-cell table:style-name="ce18" table:formula="of:=LOOKUP([.$F$2]-[.C10];[.$A$17:.$A$39];[.$D$17:.$D$39])" office:value-type="float" office:value="0.993055555555556" calcext:value-type="float">
            <text:p>0,993</text:p>
          </table:table-cell>
          <table:table-cell table:style-name="ce18" table:formula="of:=LOOKUP([.$G$2]-[.C10];[.$A$17:.$A$39];[.$D$17:.$D$39])" office:value-type="float" office:value="0.979166666666667" calcext:value-type="float">
            <text:p>0,979</text:p>
          </table:table-cell>
          <table:table-cell table:style-name="ce18" table:formula="of:=LOOKUP([.$H$2]-[.C10];[.$A$17:.$A$39];[.$D$17:.$D$39])" office:value-type="float" office:value="0.958333333333333" calcext:value-type="float">
            <text:p>0,958</text:p>
          </table:table-cell>
          <table:table-cell table:style-name="ce18" table:formula="of:=LOOKUP([.$I$2]-[.C10];[.$A$17:.$A$39];[.$D$17:.$D$39])" office:value-type="float" office:value="0.930555555555556" calcext:value-type="float">
            <text:p>0,931</text:p>
          </table:table-cell>
          <table:table-cell table:style-name="ce18" table:formula="of:=LOOKUP([.$J$2]-[.C10];[.$A$17:.$A$39];[.$D$17:.$D$39])" office:value-type="float" office:value="0.895833333333333" calcext:value-type="float">
            <text:p>0,896</text:p>
          </table:table-cell>
          <table:table-cell table:style-name="ce18" table:formula="of:=LOOKUP([.$K$2]-[.C10];[.$A$17:.$A$39];[.$D$17:.$D$39])" office:value-type="float" office:value="0.854166666666667" calcext:value-type="float">
            <text:p>0,854</text:p>
          </table:table-cell>
          <table:table-cell table:style-name="ce18" table:formula="of:=LOOKUP([.$L$2]-[.C10];[.$A$17:.$A$39];[.$D$17:.$D$39])" office:value-type="float" office:value="0.805555555555556" calcext:value-type="float">
            <text:p>0,806</text:p>
          </table:table-cell>
          <table:table-cell table:style-name="ce18" table:formula="of:=LOOKUP([.$M$2]-[.C10];[.$A$17:.$A$39];[.$D$17:.$D$39])" office:value-type="float" office:value="0.75" calcext:value-type="float">
            <text:p>0,750</text:p>
          </table:table-cell>
          <table:table-cell table:style-name="ce18" table:formula="of:=LOOKUP([.$N$2]-[.C10];[.$A$17:.$A$39];[.$D$17:.$D$39])" office:value-type="float" office:value="0.6875" calcext:value-type="float">
            <text:p>0,688</text:p>
          </table:table-cell>
          <table:table-cell table:style-name="ce18" table:formula="of:=LOOKUP([.$O$2]-[.C10];[.$A$17:.$A$39];[.$D$17:.$D$39])" office:value-type="float" office:value="0.618055555555556" calcext:value-type="float">
            <text:p>0,618</text:p>
          </table:table-cell>
          <table:table-cell table:style-name="ce24" table:formula="of:=LOOKUP([.$P$2]-[.C10];[.$A$17:.$A$39];[.$D$17:.$D$39])" office:value-type="float" office:value="0.541666666666667" calcext:value-type="float">
            <text:p>0,542</text:p>
          </table:table-cell>
          <table:table-cell table:style-name="ce18" table:formula="of:=LOOKUP([.$Q$2]-[.C10];[.$A$17:.$A$39];[.$D$17:.$D$39])" office:value-type="float" office:value="0.458333333333333" calcext:value-type="float">
            <text:p>0,458</text:p>
          </table:table-cell>
          <table:table-cell table:style-name="ce18" table:formula="of:=LOOKUP([.$R$2]-[.C10];[.$A$17:.$A$39];[.$D$17:.$D$39])" office:value-type="float" office:value="0.381944444444444" calcext:value-type="float">
            <text:p>0,382</text:p>
          </table:table-cell>
          <table:table-cell table:style-name="ce18" table:formula="of:=LOOKUP([.$S$2]-[.C10];[.$A$17:.$A$39];[.$D$17:.$D$39])" office:value-type="float" office:value="0.3125" calcext:value-type="float">
            <text:p>0,313</text:p>
          </table:table-cell>
          <table:table-cell table:style-name="ce18" table:formula="of:=LOOKUP([.$T$2]-[.C10];[.$A$17:.$A$39];[.$D$17:.$D$39])" office:value-type="float" office:value="0.25" calcext:value-type="float">
            <text:p>0,250</text:p>
          </table:table-cell>
          <table:table-cell table:style-name="ce18" table:formula="of:=LOOKUP([.$U$2]-[.C10];[.$A$17:.$A$39];[.$D$17:.$D$39])" office:value-type="float" office:value="0.194444444444444" calcext:value-type="float">
            <text:p>0,194</text:p>
          </table:table-cell>
          <table:table-cell table:style-name="ce18" table:formula="of:=LOOKUP([.$V$2]-[.C10];[.$A$17:.$A$39];[.$D$17:.$D$39])" office:value-type="float" office:value="0.145833333333333" calcext:value-type="float">
            <text:p>0,146</text:p>
          </table:table-cell>
          <table:table-cell table:style-name="ce18" table:formula="of:=LOOKUP([.$W$2]-[.C10];[.$A$17:.$A$39];[.$D$17:.$D$39])" office:value-type="float" office:value="0.104166666666667" calcext:value-type="float">
            <text:p>0,104</text:p>
          </table:table-cell>
          <table:table-cell table:style-name="ce18" table:formula="of:=LOOKUP([.$X$2]-[.C10];[.$A$17:.$A$39];[.$D$17:.$D$39])" office:value-type="float" office:value="0.0694444444444445" calcext:value-type="float">
            <text:p>0,069</text:p>
          </table:table-cell>
          <table:table-cell table:style-name="ce18" table:formula="of:=LOOKUP([.$Y$2]-[.C10];[.$A$17:.$A$39];[.$D$17:.$D$39])" office:value-type="float" office:value="0.0416666666666667" calcext:value-type="float">
            <text:p>0,042</text:p>
          </table:table-cell>
          <table:table-cell table:style-name="ce18" table:formula="of:=LOOKUP([.$Z$2]-[.C10];[.$A$17:.$A$39];[.$D$17:.$D$39])" office:value-type="float" office:value="0.0208333333333333" calcext:value-type="float">
            <text:p>0,021</text:p>
          </table:table-cell>
          <table:table-cell table:style-name="ce18" table:formula="of:=LOOKUP([.$AA$2]-[.C10];[.$A$17:.$A$39];[.$D$17:.$D$39])" office:value-type="float" office:value="0.00694444444444444" calcext:value-type="float">
            <text:p>0,007</text:p>
          </table:table-cell>
          <table:table-cell table:style-name="ce18" table:formula="of:=LOOKUP([.$AB$2]-[.C10];[.$A$17:.$A$39];[.$D$17:.$D$39])" office:value-type="float" office:value="0.00694444444444444" calcext:value-type="float">
            <text:p>0,007</text:p>
          </table:table-cell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24"/>
        </table:table-row>
        <table:table-row table:style-name="ro1"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aths</text:p>
          </table:table-cell>
          <table:table-cell table:style-name="ce3" office:value-type="string" calcext:value-type="string">
            <text:p>P (roll exact)</text:p>
          </table:table-cell>
          <table:table-cell table:style-name="ce3" office:value-type="string" calcext:value-type="string">
            <text:p>P (meet or beat)</text:p>
          </table:table-cell>
          <table:table-cell table:number-columns-repeated="2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[.B17]/144" office:value-type="float" office:value="0.00694444444444444" calcext:value-type="float">
            <text:p>0,0069</text:p>
          </table:table-cell>
          <table:table-cell table:style-name="ce12" table:formula="of:=SUM([.C17:.$C$39])" office:value-type="float" office:value="1" calcext:value-type="float">
            <text:p>1,0000</text:p>
          </table:table-cell>
          <table:table-cell table:number-columns-repeated="24"/>
        </table:table-row>
        <table:table-row table:style-name="ro1">
          <table:table-cell table:style-name="ce5" table:formula="of:=[.A17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8]/144" office:value-type="float" office:value="0.0138888888888889" calcext:value-type="float">
            <text:p>0,0139</text:p>
          </table:table-cell>
          <table:table-cell table:formula="of:=SUM([.C18:.$C$39])" office:value-type="float" office:value="0.993055555555556" calcext:value-type="float">
            <text:p>0,9931</text:p>
          </table:table-cell>
          <table:table-cell table:number-columns-repeated="24"/>
        </table:table-row>
        <table:table-row table:style-name="ro1">
          <table:table-cell table:style-name="ce6" table:formula="of:=[.A18]+1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4" table:formula="of:=[.B19]/144" office:value-type="float" office:value="0.0208333333333333" calcext:value-type="float">
            <text:p>0,0208</text:p>
          </table:table-cell>
          <table:table-cell table:style-name="ce14" table:formula="of:=SUM([.C19:.$C$39])" office:value-type="float" office:value="0.979166666666667" calcext:value-type="float">
            <text:p>0,9792</text:p>
          </table:table-cell>
          <table:table-cell table:number-columns-repeated="24"/>
        </table:table-row>
        <table:table-row table:style-name="ro1">
          <table:table-cell table:style-name="ce4" table:formula="of:=[.A19]+1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12" table:formula="of:=[.B20]/144" office:value-type="float" office:value="0.0277777777777778" calcext:value-type="float">
            <text:p>0,0278</text:p>
          </table:table-cell>
          <table:table-cell table:style-name="ce12" table:formula="of:=SUM([.C20:.$C$39])" office:value-type="float" office:value="0.958333333333333" calcext:value-type="float">
            <text:p>0,9583</text:p>
          </table:table-cell>
          <table:table-cell table:number-columns-repeated="24"/>
        </table:table-row>
        <table:table-row table:style-name="ro1">
          <table:table-cell table:style-name="ce5" table:formula="of:=[.A20]+1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B21]/144" office:value-type="float" office:value="0.0347222222222222" calcext:value-type="float">
            <text:p>0,0347</text:p>
          </table:table-cell>
          <table:table-cell table:formula="of:=SUM([.C21:.$C$39])" office:value-type="float" office:value="0.930555555555556" calcext:value-type="float">
            <text:p>0,9306</text:p>
          </table:table-cell>
          <table:table-cell table:number-columns-repeated="24"/>
        </table:table-row>
        <table:table-row table:style-name="ro1">
          <table:table-cell table:style-name="ce5" table:formula="of:=[.A21]+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2]/144" office:value-type="float" office:value="0.0416666666666667" calcext:value-type="float">
            <text:p>0,0417</text:p>
          </table:table-cell>
          <table:table-cell table:formula="of:=SUM([.C22:.$C$39])" office:value-type="float" office:value="0.895833333333333" calcext:value-type="float">
            <text:p>0,8958</text:p>
          </table:table-cell>
          <table:table-cell table:number-columns-repeated="24"/>
        </table:table-row>
        <table:table-row table:style-name="ro1">
          <table:table-cell table:style-name="ce6" table:formula="of:=[.A22]+1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14" table:formula="of:=[.B23]/144" office:value-type="float" office:value="0.0486111111111111" calcext:value-type="float">
            <text:p>0,0486</text:p>
          </table:table-cell>
          <table:table-cell table:style-name="ce14" table:formula="of:=SUM([.C23:.$C$39])" office:value-type="float" office:value="0.854166666666667" calcext:value-type="float">
            <text:p>0,8542</text:p>
          </table:table-cell>
          <table:table-cell table:number-columns-repeated="24"/>
        </table:table-row>
        <table:table-row table:style-name="ro1">
          <table:table-cell table:style-name="ce4" table:formula="of:=[.A23]+1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12" table:formula="of:=[.B24]/144" office:value-type="float" office:value="0.0555555555555556" calcext:value-type="float">
            <text:p>0,0556</text:p>
          </table:table-cell>
          <table:table-cell table:style-name="ce12" table:formula="of:=SUM([.C24:.$C$39])" office:value-type="float" office:value="0.805555555555556" calcext:value-type="float">
            <text:p>0,8056</text:p>
          </table:table-cell>
          <table:table-cell table:number-columns-repeated="24"/>
        </table:table-row>
        <table:table-row table:style-name="ro1">
          <table:table-cell table:style-name="ce5" table:formula="of:=[.A24]+1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25]/144" office:value-type="float" office:value="0.0625" calcext:value-type="float">
            <text:p>0,0625</text:p>
          </table:table-cell>
          <table:table-cell table:formula="of:=SUM([.C25:.$C$39])" office:value-type="float" office:value="0.75" calcext:value-type="float">
            <text:p>0,7500</text:p>
          </table:table-cell>
          <table:table-cell table:number-columns-repeated="24"/>
        </table:table-row>
        <table:table-row table:style-name="ro1">
          <table:table-cell table:style-name="ce5" table:formula="of:=[.A25]+1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26]/144" office:value-type="float" office:value="0.0694444444444445" calcext:value-type="float">
            <text:p>0,0694</text:p>
          </table:table-cell>
          <table:table-cell table:formula="of:=SUM([.C26:.$C$39])" office:value-type="float" office:value="0.6875" calcext:value-type="float">
            <text:p>0,6875</text:p>
          </table:table-cell>
          <table:table-cell table:number-columns-repeated="24"/>
        </table:table-row>
        <table:table-row table:style-name="ro1">
          <table:table-cell table:style-name="ce6" table:formula="of:=[.A26]+1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14" table:formula="of:=[.B27]/144" office:value-type="float" office:value="0.0763888888888889" calcext:value-type="float">
            <text:p>0,0764</text:p>
          </table:table-cell>
          <table:table-cell table:style-name="ce14" table:formula="of:=SUM([.C27:.$C$39])" office:value-type="float" office:value="0.618055555555556" calcext:value-type="float">
            <text:p>0,6181</text:p>
          </table:table-cell>
          <table:table-cell table:number-columns-repeated="24"/>
        </table:table-row>
        <table:table-row table:style-name="ro1">
          <table:table-cell table:style-name="ce4" table:formula="of:=[.A27]+1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12" table:formula="of:=[.B28]/144" office:value-type="float" office:value="0.0833333333333333" calcext:value-type="float">
            <text:p>0,0833</text:p>
          </table:table-cell>
          <table:table-cell table:style-name="ce12" table:formula="of:=SUM([.C28:.$C$39])" office:value-type="float" office:value="0.541666666666667" calcext:value-type="float">
            <text:p>0,5417</text:p>
          </table:table-cell>
          <table:table-cell table:number-columns-repeated="24"/>
        </table:table-row>
        <table:table-row table:style-name="ro1">
          <table:table-cell table:style-name="ce5" table:formula="of:=[.A28]+1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B29]/144" office:value-type="float" office:value="0.0763888888888889" calcext:value-type="float">
            <text:p>0,0764</text:p>
          </table:table-cell>
          <table:table-cell table:formula="of:=SUM([.C29:.$C$39])" office:value-type="float" office:value="0.458333333333333" calcext:value-type="float">
            <text:p>0,4583</text:p>
          </table:table-cell>
          <table:table-cell table:number-columns-repeated="24"/>
        </table:table-row>
        <table:table-row table:style-name="ro1">
          <table:table-cell table:style-name="ce5" table:formula="of:=[.A29]+1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B30]/144" office:value-type="float" office:value="0.0694444444444445" calcext:value-type="float">
            <text:p>0,0694</text:p>
          </table:table-cell>
          <table:table-cell table:formula="of:=SUM([.C30:.$C$39])" office:value-type="float" office:value="0.381944444444444" calcext:value-type="float">
            <text:p>0,3819</text:p>
          </table:table-cell>
          <table:table-cell table:number-columns-repeated="24"/>
        </table:table-row>
        <table:table-row table:style-name="ro1">
          <table:table-cell table:style-name="ce6" table:formula="of:=[.A30]+1" office:value-type="float" office:value="16" calcext:value-type="float">
            <text:p>16</text:p>
          </table:table-cell>
          <table:table-cell table:style-name="ce6" office:value-type="float" office:value="9" calcext:value-type="float">
            <text:p>9</text:p>
          </table:table-cell>
          <table:table-cell table:style-name="ce14" table:formula="of:=[.B31]/144" office:value-type="float" office:value="0.0625" calcext:value-type="float">
            <text:p>0,0625</text:p>
          </table:table-cell>
          <table:table-cell table:style-name="ce14" table:formula="of:=SUM([.C31:.$C$39])" office:value-type="float" office:value="0.3125" calcext:value-type="float">
            <text:p>0,3125</text:p>
          </table:table-cell>
          <table:table-cell table:number-columns-repeated="24"/>
        </table:table-row>
        <table:table-row table:style-name="ro1">
          <table:table-cell table:style-name="ce4" table:formula="of:=[.A31]+1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12" table:formula="of:=[.B32]/144" office:value-type="float" office:value="0.0555555555555556" calcext:value-type="float">
            <text:p>0,0556</text:p>
          </table:table-cell>
          <table:table-cell table:style-name="ce12" table:formula="of:=SUM([.C32:.$C$39])" office:value-type="float" office:value="0.25" calcext:value-type="float">
            <text:p>0,2500</text:p>
          </table:table-cell>
          <table:table-cell table:number-columns-repeated="24"/>
        </table:table-row>
        <table:table-row table:style-name="ro1">
          <table:table-cell table:style-name="ce5" table:formula="of:=[.A32]+1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B33]/144" office:value-type="float" office:value="0.0486111111111111" calcext:value-type="float">
            <text:p>0,0486</text:p>
          </table:table-cell>
          <table:table-cell table:formula="of:=SUM([.C33:.$C$39])" office:value-type="float" office:value="0.194444444444444" calcext:value-type="float">
            <text:p>0,1944</text:p>
          </table:table-cell>
          <table:table-cell table:number-columns-repeated="24"/>
        </table:table-row>
        <table:table-row table:style-name="ro1">
          <table:table-cell table:style-name="ce5" table:formula="of:=[.A33]+1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B34]/144" office:value-type="float" office:value="0.0416666666666667" calcext:value-type="float">
            <text:p>0,0417</text:p>
          </table:table-cell>
          <table:table-cell table:formula="of:=SUM([.C34:.$C$39])" office:value-type="float" office:value="0.145833333333333" calcext:value-type="float">
            <text:p>0,1458</text:p>
          </table:table-cell>
          <table:table-cell table:number-columns-repeated="24"/>
        </table:table-row>
        <table:table-row table:style-name="ro1">
          <table:table-cell table:style-name="ce6" table:formula="of:=[.A34]+1" office:value-type="float" office:value="20" calcext:value-type="float">
            <text:p>20</text:p>
          </table:table-cell>
          <table:table-cell table:style-name="ce6" office:value-type="float" office:value="5" calcext:value-type="float">
            <text:p>5</text:p>
          </table:table-cell>
          <table:table-cell table:style-name="ce14" table:formula="of:=[.B35]/144" office:value-type="float" office:value="0.0347222222222222" calcext:value-type="float">
            <text:p>0,0347</text:p>
          </table:table-cell>
          <table:table-cell table:style-name="ce14" table:formula="of:=SUM([.C35:.$C$39])" office:value-type="float" office:value="0.104166666666667" calcext:value-type="float">
            <text:p>0,1042</text:p>
          </table:table-cell>
          <table:table-cell table:number-columns-repeated="24"/>
        </table:table-row>
        <table:table-row table:style-name="ro1">
          <table:table-cell table:style-name="ce4" table:formula="of:=[.A35]+1" office:value-type="float" office:value="21" calcext:value-type="float">
            <text:p>21</text:p>
          </table:table-cell>
          <table:table-cell table:style-name="ce4" office:value-type="float" office:value="4" calcext:value-type="float">
            <text:p>4</text:p>
          </table:table-cell>
          <table:table-cell table:style-name="ce12" table:formula="of:=[.B36]/144" office:value-type="float" office:value="0.0277777777777778" calcext:value-type="float">
            <text:p>0,0278</text:p>
          </table:table-cell>
          <table:table-cell table:style-name="ce12" table:formula="of:=SUM([.C36:.$C$39])" office:value-type="float" office:value="0.0694444444444445" calcext:value-type="float">
            <text:p>0,0694</text:p>
          </table:table-cell>
          <table:table-cell table:number-columns-repeated="24"/>
        </table:table-row>
        <table:table-row table:style-name="ro1">
          <table:table-cell table:style-name="ce5" table:formula="of:=[.A36]+1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37]/144" office:value-type="float" office:value="0.0208333333333333" calcext:value-type="float">
            <text:p>0,0208</text:p>
          </table:table-cell>
          <table:table-cell table:formula="of:=SUM([.C37:.$C$39])" office:value-type="float" office:value="0.0416666666666667" calcext:value-type="float">
            <text:p>0,0417</text:p>
          </table:table-cell>
          <table:table-cell table:number-columns-repeated="24"/>
        </table:table-row>
        <table:table-row table:style-name="ro1">
          <table:table-cell table:style-name="ce5" table:formula="of:=[.A37]+1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38]/144" office:value-type="float" office:value="0.0138888888888889" calcext:value-type="float">
            <text:p>0,0139</text:p>
          </table:table-cell>
          <table:table-cell table:formula="of:=SUM([.C38:.$C$39])" office:value-type="float" office:value="0.0208333333333333" calcext:value-type="float">
            <text:p>0,0208</text:p>
          </table:table-cell>
          <table:table-cell table:number-columns-repeated="24"/>
        </table:table-row>
        <table:table-row table:style-name="ro1">
          <table:table-cell table:style-name="ce6" table:formula="of:=[.A38]+1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14" table:formula="of:=[.B39]/144" office:value-type="float" office:value="0.00694444444444444" calcext:value-type="float">
            <text:p>0,0069</text:p>
          </table:table-cell>
          <table:table-cell table:style-name="ce14" table:formula="of:=SUM([.C39:.$C$39])" office:value-type="float" office:value="0.00694444444444444" calcext:value-type="float">
            <text:p>0,0069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31T20:53:37.987639570</meta:creation-date>
    <dc:date>2025-08-31T22:23:30.918129649</dc:date>
    <meta:editing-duration>PT1H18M19S</meta:editing-duration>
    <meta:editing-cycles>7</meta:editing-cycles>
    <meta:generator>LibreOffice/25.2.4.3$Linux_X86_64 LibreOffice_project/33e196637044ead23f5c3226cde09b47731f7e27</meta:generator>
    <meta:document-statistic meta:table-count="1" meta:cell-count="318" meta:object-count="0"/>
  </office:meta>
</office:document-meta>
</file>